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1" style:family="text">
      <style:text-properties fo:color="#0000ff"/>
    </style:style>
    <style:style style:name="T2" style:family="text">
      <style:text-properties fo:color="#1c1c23"/>
    </style:style>
    <style:style style:name="T3" style:family="text">
      <style:text-properties fo:color="#a020f0"/>
    </style:style>
    <style:style style:name="T4" style:family="text">
      <style:text-properties fo:color="#000000"/>
    </style:style>
    <style:style style:name="T5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Strong_20_Emphasis"><text:span text:style-name="T1">Light Weight Directory Access protocol<text:line-break/>===================================</text:span></text:span><text:line-break/><text:line-break/><text:line-break/>4 Layers for Ldap<text:line-break/>=============<text:line-break/><text:line-break/>1. your company<text:line-break/>2. Branch<text:line-break/>3. department<text:line-break/>4. users<text:line-break/><text:line-break/>LDAP Directory / Database<text:line-break/>=========================<text:line-break/>Name : hpeco<text:line-break/>Branch 1: bangalore<text:line-break/>Branch2: chennai<text:line-break/><text:line-break/><text:span text:style-name="T1">Installing OpenLdap Server<text:line-break/>-----------------------------------</text:span><text:line-break/><text:line-break/><text:span text:style-name="T1">1. Installing the packages<text:line-break/></text:span><text:line-break/>yum install -y "openldap" migrationtools openldap-clients<text:line-break/><text:line-break/>migration tools - copying user details to ldap database<text:line-break/><text:line-break/><text:span text:style-name="T1">2. Create LDAP Password</text:span><text:line-break/><text:line-break/>[root@host4 ~]# slappasswd<text:line-break/>New password: <text:line-break/>Re-enter new password: <text:line-break/>{SSHA}FQJy2/e830TwTngdcpYwcD9CJ+TM+KFN<text:line-break/><text:line-break/>{SSHA}FQJy2/e830TwTngdcpYwcD9CJ+TM+KFN<text:line-break/><text:line-break/><text:span text:style-name="T1">3. LDAP configuration Directory<text:line-break/></text:span><text:line-break/>/etc/openldap/slapd.d/cn=config<text:line-break/><text:line-break/>Change these configuration files<text:line-break/>-------------------------------------------<text:line-break/><text:line-break/>3.1. vim vim olcDatabase\=\{2\}hdb.ldif <text:line-break/><text:line-break/>==============================================<text:line-break/>olcSuffix: dc=host4,dc=cloudties,dc=in<text:line-break/>olcRootDN: cn=Manager,dc=host4,dc=cloudties,dc=in<text:line-break/><text:soft-page-break/>olcRootPW: {SSHA}FQJy2/e830TwTngdcpYwcD9CJ+TM+KFN<text:line-break/><text:line-break/><text:line-break/>==============================================<text:line-break/><text:line-break/>3.2. vim olcDatabase\=\{1\}monitor.ldif <text:line-break/><text:line-break/>========================================<text:line-break/>olcAccess: {0}to * by dn.base="gidNumber=0+uidNumber=0,cn=peercred,cn=extern<text:line-break/>al,cn=auth" read by dn.base="cn=Manager,dc=host4,dc=cloudties,dc=in" read by * none<text:line-break/>========================================<text:line-break/><text:line-break/><text:span text:style-name="T1">4. Test the configuration </text:span><text:line-break/><text:line-break/>[root@host4 cn=config]# <text:span text:style-name="T2">slaptest -u</text:span><text:line-break/>58f6fe90 ldif_read_file: checksum error on "/etc/openldap/slapd.d/cn=config/olcDatabase={1}monitor.ldif"<text:line-break/>58f6fe90 ldif_read_file: checksum error on "/etc/openldap/slapd.d/cn=config/olcDatabase={2}hdb.ldif"<text:line-break/>config file testing succeeded<text:line-break/><text:line-break/><text:line-break/>ignore the checksum errors <text:line-break/><text:span text:style-name="T1"><text:line-break/>5. start and enable LDAP service (slapd)<text:line-break/></text:span><text:line-break/>=====================================<text:line-break/>[root@host4 cn=config]# systemctl start slapd<text:line-break/>[root@host4 cn=config]# systemctl enable slapd<text:line-break/>Created symlink from /etc/systemd/system/multi-user.target.wants/slapd.service to /usr/lib/systemd/system/slapd.service.<text:line-break/>[root@host4 cn=config]# <text:line-break/>=======================================<text:line-break/><text:line-break/><text:span text:style-name="T1">6. Creating Database for LDAP<text:line-break/></text:span><text:line-break/>6.1.copy the sample database example of ldap from /usr/share to /var/lib/ldap directory<text:line-break/><text:line-break/><text:span text:style-name="T2">cp -rf /usr/share/openldap-servers/DB_CONFIG.example /var/lib/ldap/DB_CONFIG</text:span><text:line-break/><text:line-break/>6.2<text:span text:style-name="T3"> Add LDAP schemas</text:span><text:line-break/><text:line-break/>========================================<text:line-break/>[root@host4 cn=config]# <text:span text:style-name="T3">ldapadd -Y EXTERNAL -H ldapi:// -f /etc/openldap/schema/cosine.ldif</text:span><text:line-break/><text:line-break/>SASL/EXTERNAL authentication started<text:line-break/>SASL username: gidNumber=0+uidNumber=0,cn=peercred,cn=external,cn=auth<text:line-break/>SASL SSF: 0<text:line-break/>adding new entry "cn=cosine,cn=schema,cn=config"<text:line-break/>======================================================<text:line-break/><text:soft-page-break/>======================================================<text:line-break/>[root@host4 cn=config]# <text:span text:style-name="T3">ldapadd -Y EXTERNAL -H ldapi:// -f /etc/openldap/schema/nis.ldif </text:span><text:line-break/><text:line-break/>SASL/EXTERNAL authentication started<text:line-break/>SASL username: gidNumber=0+uidNumber=0,cn=peercred,cn=external,cn=auth<text:line-break/>SASL SSF: 0<text:line-break/>adding new entry "cn=nis,cn=schema,cn=config"<text:line-break/>========================================================<text:line-break/><text:line-break/>========================================================<text:line-break/>[root@host4 cn=config]#<text:span text:style-name="T3"> ldapadd -Y EXTERNAL -H ldapi:// -f /etc/openldap/schema/inetorgperson.ldif <text:line-break/></text:span><text:line-break/>SASL/EXTERNAL authentication started<text:line-break/>SASL username: gidNumber=0+uidNumber=0,cn=peercred,cn=external,cn=auth<text:line-break/>SASL SSF: 0<text:line-break/>adding new entry "cn=inetorgperson,cn=schema,cn=config"<text:line-break/>=========================================================<text:line-break/><text:line-break/><text:span text:style-name="T1">7. Create Self-Signed Certificates<text:line-break/></text:span><text:line-break/>7.2 <text:span text:style-name="T3">openssl req -new -x509 -nodes -out /etc/pki/tls/certs/cloudties.pem -keyout /etc/pki/tls/certs/cloudtieskey.pem -days 365<text:line-break/></text:span><text:line-break/>==============================================<text:line-break/>ountry Name (2 letter code) [XX]:IN<text:line-break/>State or Province Name (full name) []:Bangalore<text:line-break/>Locality Name (eg, city) [Default City]:Bangalore<text:line-break/>Organization Name (eg, company) [Default Company Ltd]:Cloudties<text:line-break/>Organizational Unit Name (eg, section) []:DevOps<text:line-break/>Common Name (eg, your name or your server's hostname) []:host4.cloudties.in<text:line-break/>Email Address []:root@host4.cloudties.in<text:line-break/>===============================================<text:line-break/><text:line-break/>Verify Certificates Created or Not<text:line-break/><text:line-break/>================================================<text:line-break/>[root@host4 cn=config]# ll /etc/pki/tls/certs/<text:line-break/>total 20<text:line-break/>lrwxrwxrwx. 1 root root 49 Mar 24 20:57 ca-bundle.crt -&gt; /etc/pki/ca-trust/extracted/pem/tls-ca-bundle.pem<text:line-break/>lrwxrwxrwx. 1 root root 55 Mar 24 20:57 ca-bundle.trust.crt -&gt; /etc/pki/ca-trust/extracted/openssl/ca-bundle.trust.crt<text:line-break/>-rw-r--r--. 1 root root 1704 Apr 19 05:02 cloudtieskey.pem<text:line-break/>-rw-r--r--. 1 root root 1472 Apr 19 05:02 cloudties.pem<text:line-break/>==================================================<text:line-break/><text:line-break/><text:line-break/>7.2 add certificate details to LDAP Configuration File <text:line-break/><text:soft-page-break/><text:line-break/>vim /etc/openldap/slapd.d/cn=config/olcDatabase\=\{2\}hdb.ldif<text:line-break/><text:line-break/>======================================================<text:line-break/><text:line-break/>olcTLSCertifcateFile: /etc/pki/tls/certs/cloudties.pem<text:line-break/>olcTLSCertificateKeyFile: /etc/pki/tls/certs/cloudtieskey.pem <text:line-break/>=======================================================<text:line-break/><text:line-break/><text:span text:style-name="T1">8. Create BaseObjects</text:span><text:line-break/><text:line-break/>for base objects we need migration tools(already installed )<text:line-break/><text:line-break/>under /usr/share/migrationtools we can see some files related to migration<text:line-break/><text:line-break/>=======================================================<text:line-break/>[root@host4 cn=config]# ll <text:span text:style-name="T3">/usr/share/migrationtools/</text:span><text:line-break/>total 128<text:line-break/>-rwxr-xr-x. 1 root root 2652 Jun 9 2014 migrate_aliases.pl<text:line-break/>-rwxr-xr-x. 1 root root 2950 Jun 9 2014 migrate_all_netinfo_offline.sh<text:line-break/>-rwxr-xr-x. 1 root root 2946 Jun 9 2014 migrate_all_netinfo_online.sh<text:line-break/>-rwxr-xr-x. 1 root root 3011 Jun 9 2014 migrate_all_nis_offline.sh<text:line-break/>-rwxr-xr-x. 1 root root 3006 Jun 9 2014 migrate_all_nis_online.sh<text:line-break/>-rwxr-xr-x. 1 root root 3164 Jun 9 2014 migrate_all_nisplus_offline.sh<text:line-break/>-rwxr-xr-x. 1 root root 3146 Jun 9 2014 migrate_all_nisplus_online.sh<text:line-break/>-rwxr-xr-x. 1 root root 5267 Jun 9 2014 migrate_all_offline.sh<text:line-break/>-rwxr-xr-x. 1 root root 7468 Jun 9 2014 migrate_all_online.sh<text:line-break/>-rwxr-xr-x. 1 root root 3278 Jun 9 2014 migrate_automount.pl<text:line-break/>-rwxr-xr-x. 1 root root 2608 Jun 9 2014 migrate_base.pl<text:line-break/>-rw-r--r--. 1 root root 8880 Jun 9 2014 migrate_common.ph<text:line-break/>-rwxr-xr-x. 1 root root 2952 Jun 9 2014 migrate_fstab.pl<text:line-break/>=============================================================<text:line-break/><text:line-break/>This migration files will help in moving local users as LDAP users<text:line-break/><text:line-break/>8.1 <text:line-break/>==========================================<text:line-break/>cd /usr/share/migrationtools/<text:line-break/><text:line-break/>vim migrate_common.ph<text:line-break/><text:line-break/>line No : 71 <text:line-break/>change it in to <text:line-break/>------------------------------------------<text:line-break/># Default DNS domain<text:line-break/>71 $DEFAULT_MAIL_DOMAIN = "cloudties.in";<text:line-break/>72 <text:line-break/>73 # Default base <text:line-break/>74 $DEFAULT_BASE = "dc=cloudties,dc=in";<text:line-break/><text:soft-page-break/>-------------------------------------------<text:line-break/><text:line-break/>and in Line No : 90 <text:line-break/><text:line-break/>change extended_schema from 0 to 1<text:line-break/><text:line-break/>$EXTENDED_SCHEMA = 1;<text:line-break/><text:line-break/>sava and exit<text:line-break/><text:line-break/><text:span text:style-name="T1">9. Create Baseldif file</text:span><text:line-break/><text:line-break/>create a file in /root/base.ldif<text:line-break/><text:line-break/>[root@host4 migrationtools]# <text:span text:style-name="T3">vim /root/base.ldif</text:span><text:line-break/><text:line-break/><text:line-break/>===========================================================<text:line-break/>dn: dc=cloudties,dc=in<text:line-break/>objectClass: top<text:line-break/>objectClass: dcObject<text:line-break/>objectclass: organization<text:line-break/>o: cloudties in<text:line-break/>dc: cloudties<text:line-break/><text:line-break/>dn: cn=Manager,dc=cloudties,dc=in<text:line-break/>objectClass: organizationalRole<text:line-break/>cn: Manager<text:line-break/>description: Directory Manager<text:line-break/><text:line-break/>dn: ou=People,dc=cloudties,dc=in<text:line-break/>objectClass: organizationalUnit<text:line-break/>ou: People<text:line-break/><text:line-break/>dn: ou=Group,dc=cloudties,dc=in<text:line-break/>objectClass: organizationalUnit<text:line-break/>ou: Group<text:line-break/>===============================================================<text:line-break/><text:line-break/><text:span text:style-name="T1">10. Create Local users</text:span><text:line-break/><text:line-break/>useradd shafeeque<text:line-break/>passwd shafeeque<text:line-break/><text:line-break/>useradd shifin<text:line-break/>passwd shifin<text:line-break/><text:line-break/>10.1 Filterout users from /etc/passwd (from service users)<text:line-break/><text:line-break/><text:soft-page-break/>We only need valid linux users<text:line-break/><text:line-break/><text:span text:style-name="T3">grep ":10[0-9][0-9]" /etc/passwd &gt; /root/passwd</text:span><text:line-break/><text:line-break/><text:line-break/>10.2 Convert individual files to LDAP format (ldif)<text:line-break/><text:line-break/>We can use the migration tools to convert<text:line-break/><text:line-break/>==========================================<text:line-break/>[root@host4 migrationtools]# pwd<text:line-break/>/usr/share/migrationtools<text:line-break/>[root@host4 migrationtools]# .<text:span text:style-name="T3">/migrate_passwd.pl /root/passwd /root/users.ldif</text:span><text:line-break/><text:line-break/>[root@host4 migrationtools]# <text:span text:style-name="T3">./migrate_group.pl /root/group /root/groups.ldif</text:span><text:line-break/><text:line-break/>===========================================<text:line-break/><text:line-break/><text:span text:style-name="T1">11. Importing these ldif files in to LDAP database <text:line-break/></text:span><text:line-break/>so far 3 ldif files <text:line-break/><text:line-break/>1. /root/base.ldif<text:line-break/>2. /root/users.ldif<text:line-break/>3. /root/group.ldif<text:line-break/><text:line-break/>============================================<text:line-break/><text:span text:style-name="T2">1. importing base.ldif</text:span><text:line-break/><text:line-break/>[root@host4 migrationtools]# <text:span text:style-name="T3">/root/base.ldif <text:line-break/></text:span><text:line-break/>Enter LDAP Password: <text:line-break/>adding new entry "dc=cloudties,dc=in"<text:line-break/><text:line-break/>adding new entry "cn=Manager,dc=cloudties,dc=in"<text:line-break/><text:line-break/>adding new entry "ou=People,dc=cloudties,dc=in"<text:line-break/><text:line-break/>adding new entry "ou=Group,dc=cloudties,dc=in"<text:line-break/><text:line-break/><text:line-break/><text:span text:style-name="T2">2. importing user.ldif</text:span><text:line-break/><text:line-break/>[root@host4 migrationtools]# <text:span text:style-name="T3">ldapadd -x -W -D "cn=Manager,dc=cloudties,dc=in" -f /root/users.ldif <text:line-break/></text:span><text:line-break/>Enter LDAP Password: <text:line-break/>adding new entry "uid=test,ou=People,dc=cloudties,dc=in"<text:line-break/><text:line-break/>adding new entry "uid=test1,ou=People,dc=cloudties,dc=in"<text:line-break/><text:soft-page-break/><text:line-break/>adding new entry "uid=shafeeque,ou=People,dc=cloudties,dc=in"<text:line-break/><text:line-break/>adding new entry "uid=shifin,ou=People,dc=cloudties,dc=in"<text:line-break/><text:line-break/><text:line-break/><text:span text:style-name="T2">3. importing group.ldif</text:span><text:line-break/><text:line-break/>[root@host4 migrationtools]# <text:span text:style-name="T3">ldapadd -x -W -D "cn=Manager,dc=cloudties,dc=in" -f /root/groups.ldif </text:span><text:line-break/><text:line-break/>Enter LDAP Password: <text:line-break/>adding new entry "cn=test,ou=Group,dc=cloudties,dc=in"<text:line-break/><text:line-break/>adding new entry "cn=test1,ou=Group,dc=cloudties,dc=in"<text:line-break/><text:line-break/>adding new entry "cn=shafeeque,ou=Group,dc=cloudties,dc=in"<text:line-break/><text:line-break/>adding new entry "cn=shifin,ou=Group,dc=cloudties,dc=in"<text:line-break/><text:line-break/>==============================================================<text:line-break/><text:line-break/><text:span text:style-name="T1">12. Checking Whether users are imported correctly</text:span><text:line-break/>============================================================================<text:line-break/>[root@host4 migrationtools]# <text:span text:style-name="T3">ldapsearch -x cn=shafeeque -b dc=cloudties,dc=in</text:span><text:line-break/><text:line-break/># extended LDIF<text:line-break/>#<text:line-break/># LDAPv3<text:line-break/># base &lt;dc=cloudties,dc=in&gt; with scope subtree<text:line-break/># filter: cn=shafeeque<text:line-break/># requesting: ALL<text:line-break/>#<text:line-break/><text:line-break/># shafeeque, People, cloudties.in<text:line-break/>dn: uid=shafeeque,ou=People,dc=cloudties,dc=in<text:line-break/>uid: shafeeque<text:line-break/>cn: shafeeque<text:line-break/>sn: shafeeque<text:line-break/>mail: shafeeque@cloudties.in<text:line-break/>objectClass: person<text:line-break/>objectClass: organizationalPerson<text:line-break/>objectClass: inetOrgPerson<text:line-break/>objectClass: posixAccount<text:line-break/>objectClass: top<text:line-break/>objectClass: shadowAccount<text:line-break/>userPassword:: e2NyeXB0fSQxJGxXMnhRbWFxJGFlNnFFdndJNWZWQWlVa2ZZOG9vdi8=<text:line-break/>shadowLastChange: 17275<text:line-break/>shadowMin: 0<text:line-break/><text:soft-page-break/>shadowMax: 99999<text:line-break/>shadowWarning: 7<text:line-break/>loginShell: /bin/bash<text:line-break/>uidNumber: 1002<text:line-break/>gidNumber: 1002<text:line-break/>homeDirectory: /home/shafeeque<text:line-break/>==================================================================<text:line-break/><text:line-break/><text:span text:style-name="Strong_20_Emphasis"><text:span text:style-name="T1">Integrating Clients to LDAP Server<text:line-break/>===========================</text:span></text:span><text:line-break/><text:line-break/><text:span text:style-name="T1">1. Installing Packages<text:line-break/></text:span><text:line-break/>yum install openldap-clients nss-pam-ldapd -y<text:line-break/><text:line-break/><text:span text:style-name="T1">2.Enter the command </text:span><text:span text:style-name="Strong_20_Emphasis"><text:span text:style-name="T4">authconfig-tui</text:span></text:span><text:line-break/><text:line-break/><text:span text:style-name="T3">[root@host3 ~]# authconfig-tui</text:span><text:line-break/><text:line-break/><text:line-break/>2.1 <text:span text:style-name="Strong_20_Emphasis"><text:span text:style-name="T4">Under User Information</text:span></text:span> =&gt; mark <text:span text:style-name="Strong_20_Emphasis"><text:span text:style-name="T4">Use LDAP</text:span></text:span><text:line-break/><text:span text:style-name="Strong_20_Emphasis"><text:span text:style-name="T4">Under Authentication </text:span></text:span>=&gt; mark <text:span text:style-name="Strong_20_Emphasis"><text:span text:style-name="T4">Use LDAP Authentication</text:span></text:span> <text:line-break/><text:line-break/>Enter <text:span text:style-name="Strong_20_Emphasis"><text:span text:style-name="T4">Next</text:span></text:span><text:line-break/><text:line-break/>2.2 In <text:span text:style-name="Strong_20_Emphasis"><text:span text:style-name="T2">LDAP Settings</text:span></text:span> give LDAP Server Details<text:line-break/><text:line-break/><text:span text:style-name="Strong_20_Emphasis"><text:span text:style-name="T2">Server: ldap://172.16.234.136</text:span></text:span><text:line-break/><text:span text:style-name="Strong_20_Emphasis"><text:span text:style-name="T2">Base DN: dc=cloudties,dc=in</text:span></text:span><text:line-break/><text:line-break/>Enter <text:span text:style-name="Strong_20_Emphasis"><text:span text:style-name="T4">Next</text:span></text:span><text:line-break/><text:line-break/><text:line-break/><text:span text:style-name="T1">3. Check user details from LDAP server<text:line-break/></text:span><text:line-break/>[root@host3 ~]# <text:span text:style-name="T3">getent passwd shifin</text:span><text:line-break/>shifin:x:1003:1003:shifin:/home/shifin:/bin/bash<text:line-break/><text:line-break/>if you are getting the output , client is connecting to LDAP Server<text:line-break/><text:line-break/><text:span text:style-name="Strong_20_Emphasis"><text:span text:style-name="T1">Exporting the Home directory of LDAP users<text:line-break/>==========================================<text:line-break/><text:line-break/>In the Server</text:span></text:span><text:span text:style-name="T1"><text:line-break/>----------------------<text:line-break/><text:line-break/></text:span><text:span text:style-name="T5">Create Nfs share for home directory<text:line-break/><text:line-break/>vi /etc/exports<text:line-break/></text:span><text:soft-page-break/><text:span text:style-name="T5"><text:line-break/>/home/ * (rw)<text:line-break/><text:line-break/>save and exit the file</text:span><text:span text:style-name="T1"><text:line-break/><text:line-break/></text:span><text:span text:style-name="T3">Install Nfs packages if it is not already installed <text:line-break/><text:line-break/>yum -y install rpcbind nfs-utils</text:span><text:span text:style-name="T1"><text:line-break/><text:line-break/>Start the NFS services<text:line-break/><text:line-break/></text:span><text:span text:style-name="T5">1. systemctl start rpcbind<text:line-break/>2. systemctl start nfs</text:span><text:line-break/><text:line-break/><text:span text:style-name="T1"><text:line-break/><text:line-break/><text:line-break/><text:line-break/><text:line-break/><text:line-break/><text:line-break/><text:line-break/><text:line-break/></text:span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feeque p</meta:initial-creator>
    <meta:creation-date>2017-04-21T10:23:20.492158658</meta:creation-date>
    <dc:date>2017-04-21T10:24:24.030575712</dc:date>
    <dc:creator>shafeeque p</dc:creator>
    <meta:editing-duration>PT1M3S</meta:editing-duration>
    <meta:editing-cycles>1</meta:editing-cycles>
    <meta:document-statistic meta:table-count="0" meta:image-count="0" meta:object-count="0" meta:page-count="9" meta:paragraph-count="1" meta:word-count="1043" meta:character-count="11068" meta:non-whitespace-character-count="9860"/>
    <meta:generator>LibreOffice/5.0.6.2$Linux_X86_64 LibreOffice_project/00$Build-2</meta:generator>
  </office:meta>
</office:document-meta>
</file>